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e2edf" officeooo:paragraph-rsid="001e2edf"/>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Sympa-To: bioinfo@impg.prd.fr</text:p>
      <text:p text:style-name="P1">Return-Path: &lt;sympa@sfbi.fr&gt;</text:p>
      <text:p text:style-name="P1">X-Original-To: bioinfo@sfbi.fr</text:p>
      <text:p text:style-name="P1">Delivered-To: bioinfo@localhost</text:p>
      <text:p text:style-name="P1">Received: by asso.crihan.fr (Postfix, from userid 203)</text:p>
      <text:p text:style-name="P1"><text:tab/>id 4F28926801D; Mon, 10 Feb 2014 23:08:28 +0100 (CET)</text:p>
      <text:p text:style-name="P1">To: bioinfo@sfbi.fr</text:p>
      <text:p text:style-name="P1">From: hugues.berry@inria.fr</text:p>
      <text:p text:style-name="P1">Message-ID: &lt;sympa.1392070048.25120.735@sfbi.fr&gt;</text:p>
      <text:p text:style-name="P1">In-Reply-To: </text:p>
      <text:p text:style-name="P1">MIME-Version: 1.0</text:p>
      <text:p text:style-name="P1">Content-Type: text/plain; charset=ISO-8859-1</text:p>
      <text:p text:style-name="P1">Content-Transfer-Encoding: 8bit</text:p>
      <text:p text:style-name="P1">Date: Mon, 10 Feb 2014 23:08:28 +0100 (CET)</text:p>
      <text:p text:style-name="P1">X-Validation-by: laurent.mouchard@univ-rouen.fr</text:p>
      <text:p text:style-name="P1">Subject: [bioinfo] Ecole de Berder-Porquerolles -13-18 avril 2014</text:p>
      <text:p text:style-name="P1"/>
      <text:p text:style-name="P1">***Ecole de Berder-Porquerolles -13-18 avril 2014 <text:s/>- <text:s/>pré-inscriptions ouvertes jusqu'au 28 février***</text:p>
      <text:p text:style-name="P1"/>
      <text:p text:style-name="P1"><text:s/></text:p>
      <text:p text:style-name="P1">Cher(e)s collègues,</text:p>
      <text:p text:style-name="P1"><text:s/></text:p>
      <text:p text:style-name="P1">Les inscriptions pour l'Ecole thématique interdisciplinaire d'échanges et de <text:span text:style-name="T1">formation en biologie</text:span> (ex "Ecole de Berder"), qui se tiendra du 13 au 18 avril 2014 sur l'île de Porquerolles (dans le Var), sont ouvertes jusqu'au 28 février. Cette année, nous aurons plus particulièrement l'occasion de discuter des "<text:span text:style-name="T1">Evènements rares en biologie</text:span>".</text:p>
      <text:p text:style-name="P1"><text:s/></text:p>
      <text:p text:style-name="P1">Cette Ecole, qui en est à sa 13e édition, a permis au fur et à mesure des années de développer et animer une communauté multidisciplinaire (<text:span text:style-name="T1">biologistes</text:span>, <text:span text:style-name="T1">mathématiciens</text:span>, <text:span text:style-name="T1">informaticiens</text:span>, <text:span text:style-name="T1">physiciens</text:span>, <text:span text:style-name="T1">chimistes</text:span>, <text:span text:style-name="T1">philosophes</text:span>, <text:span text:style-name="T1">historiens</text:span>, <text:span text:style-name="T1">économistes</text:span>, <text:span text:style-name="T1">sociologues</text:span>) autour de <text:span text:style-name="T1">problématiques biologiques</text:span> actuelles, et de stimuler l'émergence de projets <text:span text:style-name="T1">interdisciplinaires</text:span> <text:span text:style-name="T1">innovants</text:span>.</text:p>
      <text:p text:style-name="P1"><text:s/></text:p>
      <text:p text:style-name="P1">Vous trouverez toutes les informations utiles (déroulé, enjeux, orateurs prévus, modalités d'inscription) sur le site http://biophysique.mnhn.fr/berder-porquerolles-2014. Il est rappelé que, s'agissant d'une école CNRS, <text:s/>les agents CNRS bénéficient de la gratuité.</text:p>
      <text:p text:style-name="P1"><text:s/></text:p>
      <text:p text:style-name="P1">Sur ce, n'attendez pas pour vous pré-inscrire (le nombre de place est limité), et n'hésitez pas à diffuser l'annonce auprès de vos collègues.</text:p>
      <text:p text:style-name="P1"><text:s/></text:p>
      <text:p text:style-name="P1">Au plaisir de vous retrouver prochainement à Porquerolles,</text:p>
      <text:p text:style-name="P1"><text:s/></text:p>
      <text:p text:style-name="P1">Le comité d'organisation (C Lavelle, B Abou, H Ber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5T16:44:45.301003070</dc:date>
    <meta:editing-duration>PT13M57S</meta:editing-duration>
    <meta:editing-cycles>1</meta:editing-cycles>
    <meta:document-statistic meta:table-count="0" meta:image-count="0" meta:object-count="0" meta:page-count="1" meta:paragraph-count="31" meta:word-count="239" meta:character-count="1943" meta:non-whitespace-character-count="1716"/>
    <meta:generator>LibreOffice/4.4.5.2$Linux_X86_64 LibreOffice_project/40m0$Build-2</meta:generator>
  </office:meta>
</office:document-meta>
</file>